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f1831" officeooo:paragraph-rsid="000f1831"/>
    </style:style>
    <style:style style:name="P2" style:family="paragraph" style:parent-style-name="Standard">
      <style:text-properties style:font-name="Liberation Mono" fo:font-size="11pt" officeooo:rsid="000f1831" officeooo:paragraph-rsid="000f1831" style:font-size-asian="11pt" style:font-size-complex="11pt"/>
    </style:style>
    <style:style style:name="P3" style:family="paragraph" style:parent-style-name="Standard">
      <style:text-properties style:font-name="Liberation Mono" fo:font-size="11pt" officeooo:rsid="000ffd5d" officeooo:paragraph-rsid="000ffd5d" style:font-size-asian="11pt" style:font-size-complex="11pt"/>
    </style:style>
    <style:style style:name="P4" style:family="paragraph" style:parent-style-name="Standard">
      <style:text-properties style:font-name="Liberation Mono" fo:font-size="11pt" fo:font-weight="normal" officeooo:rsid="000ffd5d" officeooo:paragraph-rsid="000ffd5d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style:font-name="Liberation Mono" fo:font-size="11pt" fo:font-weight="normal" officeooo:rsid="000ffd5d" officeooo:paragraph-rsid="000ffd5d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Liberation Sans" officeooo:rsid="000f1831" officeooo:paragraph-rsid="000f1831"/>
    </style:style>
    <style:style style:name="P7" style:family="paragraph" style:parent-style-name="Standard">
      <style:text-properties style:font-name="Liberation Sans" fo:font-size="18pt" fo:font-weight="bold" officeooo:rsid="000f1831" officeooo:paragraph-rsid="000f1831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Liberation Sans" officeooo:rsid="000ffd5d" officeooo:paragraph-rsid="000ffd5d"/>
    </style:style>
    <style:style style:name="P9" style:family="paragraph" style:parent-style-name="Standard">
      <style:text-properties style:font-name="Liberation Sans" fo:font-size="11pt" officeooo:rsid="000ffd5d" officeooo:paragraph-rsid="000ffd5d" style:font-size-asian="11pt" style:font-size-complex="11pt"/>
    </style:style>
    <style:style style:name="P10" style:family="paragraph" style:parent-style-name="Standard">
      <style:text-properties style:font-name="Liberation Sans" fo:font-weight="normal" officeooo:rsid="000ffd5d" officeooo:paragraph-rsid="000ffd5d" style:font-weight-asian="normal" style:font-weight-complex="normal"/>
    </style:style>
    <style:style style:name="P11" style:family="paragraph" style:parent-style-name="Standard">
      <style:text-properties style:font-name="Liberation Sans" fo:font-size="12pt" fo:font-weight="normal" officeooo:rsid="000ffd5d" officeooo:paragraph-rsid="000ffd5d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Sans" fo:font-size="12pt" fo:font-weight="normal" officeooo:rsid="000ffd5d" officeooo:paragraph-rsid="000ffd5d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ans" fo:font-weight="bold" officeooo:rsid="000ffd5d" officeooo:paragraph-rsid="000ffd5d" style:font-weight-asian="bold" style:font-weight-complex="bold"/>
    </style:style>
    <style:style style:name="T1" style:family="text">
      <style:text-properties officeooo:rsid="000ffd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11c1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tapa 4: Formulários</text:p>
      <text:p text:style-name="P6"/>
      <text:p text:style-name="P6"><text:span text:style-name="T2">1</text:span>. Crie um novo projeto dent<text:span text:style-name="T4">r</text:span>o da pasta Projetos</text:p>
      <text:p text:style-name="P6"/>
      <text:p text:style-name="P2">cd Projetos</text:p>
      <text:p text:style-name="P1"/>
      <text:p text:style-name="P2">django-admin startproject Formulario</text:p>
      <text:p text:style-name="P1"/>
      <text:p text:style-name="P6"><text:span text:style-name="T2">2</text:span>.Vá até o projeto criado</text:p>
      <text:p text:style-name="P1"/>
      <text:p text:style-name="P2">cd Formulario</text:p>
      <text:p text:style-name="P1"/>
      <text:p text:style-name="P6"><text:span text:style-name="T2">3</text:span>. <text:span text:style-name="T1">No Visual Studio Code, c</text:span>lique com o botão direito na pasta Formulario e clique em New file…</text:p>
      <text:p text:style-name="P6"/>
      <text:p text:style-name="P6"><text:span text:style-name="T2">4</text:span>. Nomeie como <text:span text:style-name="T2">views.py</text:span></text:p>
      <text:p text:style-name="P6"/>
      <text:p text:style-name="P6"><text:span text:style-name="T2">5</text:span>. Cole o código abaixo em <text:span text:style-name="T2">views.py</text:span></text:p>
      <text:p text:style-name="P6"/>
      <text:p text:style-name="P2">from django.shortcuts import render, redirect</text:p>
      <text:p text:style-name="P2">from .forms import FormularioForm</text:p>
      <text:p text:style-name="P2"/>
      <text:p text:style-name="P2">formulario_list = []</text:p>
      <text:p text:style-name="P2"/>
      <text:p text:style-name="P2">def index(request):</text:p>
      <text:p text:style-name="P2"><text:s text:c="4"/>form = FormularioForm()</text:p>
      <text:p text:style-name="P2"><text:s text:c="4"/>if request.method == 'POST':</text:p>
      <text:p text:style-name="P2"><text:s text:c="8"/>form = FormularioForm(request.POST)</text:p>
      <text:p text:style-name="P2"><text:s text:c="8"/>if form.is_valid():</text:p>
      <text:p text:style-name="P2"><text:s text:c="12"/>formulario_data = {</text:p>
      <text:p text:style-name="P2"><text:s text:c="16"/>'text_field': form.cleaned_data['text_field'],</text:p>
      <text:p text:style-name="P2"><text:s text:c="16"/>'integer_field': form.cleaned_data['integer_field'],</text:p>
      <text:p text:style-name="P2"><text:s text:c="16"/>'boolean_field': form.cleaned_data['boolean_field'],</text:p>
      <text:p text:style-name="P2"><text:s text:c="16"/>'select_field': form.cleaned_data['select_field'],</text:p>
      <text:p text:style-name="P2"><text:s text:c="16"/>'radio_field': form.cleaned_data['radio_field'],</text:p>
      <text:p text:style-name="P2"><text:s text:c="12"/>}</text:p>
      <text:p text:style-name="P2"><text:s text:c="12"/></text:p>
      <text:p text:style-name="P2"><text:s text:c="12"/>formulario_list.append(formulario_data)</text:p>
      <text:p text:style-name="P2"><text:s text:c="12"/>context = {'form': FormularioForm(), 'formulario_list': formulario_list}</text:p>
      <text:p text:style-name="P2"><text:s text:c="12"/>return render(request, 'index.html', context)</text:p>
      <text:p text:style-name="P2"><text:s text:c="4"/>else:</text:p>
      <text:p text:style-name="P2"><text:s text:c="8"/>context = {'form': FormularioForm()}</text:p>
      <text:p text:style-name="P2"><text:s text:c="8"/>return render(request, 'index.html', context)</text:p>
      <text:p text:style-name="P1"/>
      <text:p text:style-name="P8"><text:span text:style-name="T2">6</text:span>. No arquivo <text:span text:style-name="T2">urls.py</text:span>, substitua todo o código por este abaixo</text:p>
      <text:p text:style-name="P8"/>
      <text:p text:style-name="P3">from django.urls import path</text:p>
      <text:p text:style-name="P3">from . import views</text:p>
      <text:p text:style-name="P3"/>
      <text:p text:style-name="P3">urlpatterns = [</text:p>
      <text:p text:style-name="P3"><text:s text:c="4"/>path('', views.index, name='index'),</text:p>
      <text:p text:style-name="P3">]</text:p>
      <text:p text:style-name="P3"/>
      <text:p text:style-name="P9"><text:soft-page-break/><text:span text:style-name="T2">7</text:span>. Em uma área vazia da estrutura do projeto, clique com o botão direito e clique New folder… e nomeie como <text:span text:style-name="T2">templates</text:span></text:p>
      <text:p text:style-name="P8"/>
      <text:p text:style-name="P8"><text:span text:style-name="T2">8</text:span>. Na pasta templates, clique com o botão direito, clique em New file… e nomeie como <text:span text:style-name="T2">index.html</text:span></text:p>
      <text:p text:style-name="P13"/>
      <text:p text:style-name="P10"><text:span text:style-name="T2">9</text:span>. No arquivo index.html, cole o código abaixo</text:p>
      <text:p text:style-name="P10"/>
      <text:p text:style-name="P4">&lt;!DOCTYPE html&gt;</text:p>
      <text:p text:style-name="P4">&lt;html lang="pt-br"&gt;</text:p>
      <text:p text:style-name="P4">&lt;head&gt;</text:p>
      <text:p text:style-name="P4"><text:s text:c="4"/>&lt;meta charset="UTF-8"&gt;</text:p>
      <text:p text:style-name="P4"><text:s text:c="4"/>&lt;meta name="viewport" content="width=device-width, initial-scale=1.0"&gt;</text:p>
      <text:p text:style-name="P4"><text:s text:c="4"/>&lt;title&gt;Formulário&lt;/title&gt;</text:p>
      <text:p text:style-name="P4">&lt;/head&gt;</text:p>
      <text:p text:style-name="P4">&lt;body&gt;</text:p>
      <text:p text:style-name="P4"><text:s text:c="4"/>&lt;form action="" method="post"&gt;</text:p>
      <text:p text:style-name="P4"><text:s text:c="8"/>{% csrf_token %}</text:p>
      <text:p text:style-name="P4"><text:s text:c="8"/>{{ form.as_p }}</text:p>
      <text:p text:style-name="P4"/>
      <text:p text:style-name="P4"/>
      <text:p text:style-name="P4"><text:s text:c="8"/>&lt;input type="submit"&gt;</text:p>
      <text:p text:style-name="P4"><text:s text:c="4"/>&lt;/form&gt;</text:p>
      <text:p text:style-name="P4"/>
      <text:p text:style-name="P4"><text:s text:c="4"/>&lt;h2&gt;Dados dos Formulários&lt;/h2&gt;</text:p>
      <text:p text:style-name="P4"><text:s text:c="4"/>&lt;ul&gt;</text:p>
      <text:p text:style-name="P4"><text:s text:c="8"/>{% for formulario_data in formulario_list %}</text:p>
      <text:p text:style-name="P4"><text:s text:c="8"/>&lt;li&gt;</text:p>
      <text:p text:style-name="P4"><text:s text:c="12"/>Nome: {{ formulario_data.text_field }}&lt;br&gt;</text:p>
      <text:p text:style-name="P4"><text:s text:c="12"/>Idade: {{ formulario_data.integer_field }}&lt;br&gt;</text:p>
      <text:p text:style-name="P4"><text:s text:c="12"/>Estuda?: {{ formulario_data.boolean_field }}&lt;br&gt;</text:p>
      <text:p text:style-name="P4"><text:s text:c="12"/>Opção do Select: {{ formulario_data.select_field }}&lt;br&gt;</text:p>
      <text:p text:style-name="P4"><text:s text:c="12"/>Opção do Radio: {{ formulario_data.radio_field }}&lt;br&gt;</text:p>
      <text:p text:style-name="P4"><text:s text:c="8"/>&lt;/li&gt;</text:p>
      <text:p text:style-name="P4"><text:s text:c="8"/>{% endfor %}</text:p>
      <text:p text:style-name="P4"><text:s text:c="4"/>&lt;/ul&gt;</text:p>
      <text:p text:style-name="P4">&lt;/body&gt;</text:p>
      <text:p text:style-name="P4">&lt;/html&gt;</text:p>
      <text:p text:style-name="P4"/>
      <text:p text:style-name="P11"><text:span text:style-name="T2">10</text:span>. Em <text:span text:style-name="T2">settings.py</text:span>, encontre o seguinte código</text:p>
      <text:p text:style-name="P11"/>
      <text:p text:style-name="P5">TEMPLATES = [</text:p>
      <text:p text:style-name="P5"><text:s text:c="4"/>{</text:p>
      <text:p text:style-name="P5"><text:s text:c="8"/>'BACKEND': 'django.template.backends.django.DjangoTemplates',</text:p>
      <text:p text:style-name="P5"><text:s text:c="8"/>'DIRS': [],</text:p>
      <text:p text:style-name="P5"><text:s text:c="8"/>'APP_DIRS': True,</text:p>
      <text:p text:style-name="P5"><text:s text:c="8"/>'OPTIONS': {</text:p>
      <text:p text:style-name="P5"><text:s text:c="12"/>'context_processors': [</text:p>
      <text:p text:style-name="P5"><text:s text:c="16"/>'django.template.context_processors.debug',</text:p>
      <text:p text:style-name="P5"><text:s text:c="16"/>'django.template.context_processors.request',</text:p>
      <text:p text:style-name="P5"><text:s text:c="16"/>'django.contrib.auth.context_processors.auth',</text:p>
      <text:p text:style-name="P5"><text:s text:c="16"/>'django.contrib.messages.context_processors.messages',</text:p>
      <text:p text:style-name="P5"><text:s text:c="12"/>],</text:p>
      <text:p text:style-name="P5"><text:s text:c="8"/>},</text:p>
      <text:p text:style-name="P5"><text:s text:c="4"/>},</text:p>
      <text:p text:style-name="P5">]</text:p>
      <text:p text:style-name="P11"><text:soft-page-break/>e substitua pelo código abaixo</text:p>
      <text:p text:style-name="P11"/>
      <text:p text:style-name="P5">TEMPLATES = [</text:p>
      <text:p text:style-name="P5"><text:s text:c="4"/>{</text:p>
      <text:p text:style-name="P5"><text:s text:c="8"/>'BACKEND': 'django.template.backends.django.DjangoTemplates',</text:p>
      <text:p text:style-name="P5"><text:s text:c="8"/>'DIRS': [BASE_DIR / 'templates'],</text:p>
      <text:p text:style-name="P5"><text:s text:c="8"/>'APP_DIRS': True,</text:p>
      <text:p text:style-name="P5"><text:s text:c="8"/>'OPTIONS': {</text:p>
      <text:p text:style-name="P5"><text:s text:c="12"/>'context_processors': [</text:p>
      <text:p text:style-name="P5"><text:s text:c="16"/>'django.template.context_processors.debug',</text:p>
      <text:p text:style-name="P5"><text:s text:c="16"/>'django.template.context_processors.request',</text:p>
      <text:p text:style-name="P5"><text:s text:c="16"/>'django.contrib.auth.context_processors.auth',</text:p>
      <text:p text:style-name="P5"><text:s text:c="16"/>'django.contrib.messages.context_processors.messages',</text:p>
      <text:p text:style-name="P5"><text:s text:c="12"/>],</text:p>
      <text:p text:style-name="P5"><text:s text:c="8"/>},</text:p>
      <text:p text:style-name="P5"><text:s text:c="4"/>},</text:p>
      <text:p text:style-name="P5">]</text:p>
      <text:p text:style-name="P5"/>
      <text:p text:style-name="P12"><text:span text:style-name="T2">11</text:span>. Clique com o botão direito na pasta Formulário, clique em New file… e nomeie como <text:span text:style-name="T2">forms.py</text:span></text:p>
      <text:p text:style-name="P11"/>
      <text:p text:style-name="P11"><text:span text:style-name="T2">12</text:span>. Em <text:span text:style-name="T2">forms.py</text:span>, cole o código abaixo</text:p>
      <text:p text:style-name="P11"/>
      <text:p text:style-name="P5">from django import forms</text:p>
      <text:p text:style-name="P5">from django.forms import RadioSelect</text:p>
      <text:p text:style-name="P5"/>
      <text:p text:style-name="P5"><text:s text:c="3"/></text:p>
      <text:p text:style-name="P5">class FormularioForm(forms.Form):</text:p>
      <text:p text:style-name="P5"><text:s text:c="4"/>select_choices = [</text:p>
      <text:p text:style-name="P5"><text:s text:c="8"/>("Opção 1","Opção 1"),</text:p>
      <text:p text:style-name="P5"><text:s text:c="8"/>("Opção 2", "Opção 2"),</text:p>
      <text:p text:style-name="P5"><text:s text:c="8"/>("Opção 3", "Opção 3")</text:p>
      <text:p text:style-name="P5"><text:s text:c="4"/>]</text:p>
      <text:p text:style-name="P5"><text:s text:c="4"/>radio_choices = [</text:p>
      <text:p text:style-name="P5"><text:s text:c="8"/>("Opção 1","Opção 1"),</text:p>
      <text:p text:style-name="P5"><text:s text:c="8"/>("Opção 2", "Opção 2"),</text:p>
      <text:p text:style-name="P5"><text:s text:c="8"/>("Opção 3", "Opção 3")</text:p>
      <text:p text:style-name="P5"><text:s text:c="4"/>]</text:p>
      <text:p text:style-name="P5"><text:s text:c="4"/>text_field = forms.CharField(max_length=50,</text:p>
      <text:p text:style-name="P5"><text:s text:c="33"/>label = "Nome ")</text:p>
      <text:p text:style-name="P5"><text:s text:c="4"/>integer_field = forms.IntegerField(label = "Idade ")</text:p>
      <text:p text:style-name="P5"><text:s text:c="4"/>boolean_field = forms.BooleanField(label = "Estuda? ")</text:p>
      <text:p text:style-name="P5"><text:s text:c="4"/>select_field = forms.ChoiceField(choices=select_choices,</text:p>
      <text:p text:style-name="P5"><text:s text:c="37"/>label = "Opções de Select ")</text:p>
      <text:p text:style-name="P5"><text:s text:c="4"/>radio_field = forms.ChoiceField(choices=radio_choices,</text:p>
      <text:p text:style-name="P5"><text:s text:c="36"/>label = "Opções de Radio ",</text:p>
      <text:p text:style-name="P5"><text:s text:c="38"/>widget=forms.RadioSelect)</text:p>
      <text:p text:style-name="P11"/>
      <text:p text:style-name="P11"><text:span text:style-name="T3">13</text:span>. Salve o projeto, rode o programa e verifique as funcionalidades</text:p>
      <text:p text:style-name="P11"/>
      <text:p text:style-name="P5">python3 manage.py runserver 8080</text:p>
      <text:p text:style-name="P5"/>
      <text:p text:style-name="P5">http://127.0.0.1:808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9:27:21.524843762</meta:creation-date>
    <dc:date>2024-03-26T20:23:53.556742332</dc:date>
    <meta:editing-duration>PT15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127" meta:word-count="430" meta:character-count="4562" meta:non-whitespace-character-count="3406"/>
  </office:meta>
</office:document-meta>
</file>